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7cm" style:rel-column-width="2408*"/>
    </style:style>
    <style:style style:name="Tableau1.B" style:family="table-column">
      <style:table-column-properties style:column-width="4.251cm" style:rel-column-width="2410*"/>
    </style:style>
    <style:style style:name="Tableau1.C" style:family="table-column">
      <style:table-column-properties style:column-width="4.249cm" style:rel-column-width="2409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A5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fa-titre">FICHE OBJECTIF OPERATIONN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5" table:number-rows-spanned="3" office:value-type="string">
            <text:p text:style-name="fa-attr-libellé">Objectif opérationnel</text:p>
          </table:table-cell>
          <table:table-cell table:style-name="Tableau1.A4" table:number-rows-spanned="3" office:value-type="string">
            <text:p text:style-name="fa-attr-valeur"><text:text-input text:description="">self.Title()</text:text-input></text:p>
          </table:table-cell>
          <table:table-cell table:style-name="Tableau1.A5" office:value-type="string">
            <text:p text:style-name="fa-attr-libellé">Indicateur de résultat</text:p>
          </table:table-cell>
          <table:table-cell table:style-name="Tableau1.A2" office:value-type="string">
            <text:p text:style-name="fa-attr-valeur"/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Priorité</text:p>
          </table:table-cell>
          <table:table-cell table:style-name="Tableau1.A2" office:value-type="string">
            <text:p text:style-name="fa-attr-valeur"><text:text-input text:description="">view.vocValue(u'imio.project.core.content.project.priority_vocabulary', 'priority')</text:text-input></text:p>
          </table:table-cell>
        </table:table-row>
        <table:table-row>
          <table:covered-table-cell/>
          <table:covered-table-cell/>
          <table:table-cell table:style-name="Tableau1.A5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5" office:value-type="string">
            <text:p text:style-name="fa-attr-libellé">Responsable mandataire</text:p>
          </table:table-cell>
          <table:table-cell table:style-name="Tableau1.A2" table:number-columns-spanned="3" office:value-type="string"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Responsable administratif</text:p>
          </table:table-cell>
          <table:table-cell table:style-name="Tableau1.A2" table:number-columns-spanned="3" office:value-type="string"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Service gestionnaire</text:p>
          </table:table-cell>
          <table:table-cell table:style-name="Tableau1.A2" table:number-columns-spanned="3" office:value-type="string">
            <text:p text:style-name="fa-attr-valeur"/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fa-attr-libellé">Actions à mener</text:p>
          </table:table-cell>
          <table:table-cell table:style-name="Tableau1.A4" office:value-type="string">
            <text:p text:style-name="fa-attr-valeur"/>
          </table:table-cell>
          <table:table-cell table:style-name="Tableau1.A5" office:value-type="string">
            <text:p text:style-name="fa-attr-libellé">Gestionnaire</text:p>
          </table:table-cell>
          <table:table-cell table:style-name="Tableau1.A2" office:value-type="string">
            <text:p text:style-name="fa-attr-valeur"/>
          </table:table-cell>
        </table:table-row>
        <table:table-row>
          <table:table-cell table:style-name="Tableau1.A5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8T22:41:06</dc:date>
    <dc:creator>sge </dc:creator>
    <meta:editing-duration>PT5H6M37S</meta:editing-duration>
    <meta:editing-cycles>33</meta:editing-cycles>
    <meta:generator>LibreOffice/3.5$Linux_X86_64 LibreOffice_project/350m1$Build-2</meta:generator>
    <meta:document-statistic meta:table-count="1" meta:image-count="0" meta:object-count="0" meta:page-count="1" meta:paragraph-count="23" meta:word-count="42" meta:character-count="489" meta:non-whitespace-character-count="473"/>
  </office:meta>
</office:document-meta>
</file>